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seño y administracion de bases de datos<text:line-break/>Clase 2 - 31-03-2021<text:line-break/><text:line-break/> Repaso clase 1 (ppt)<text:line-break/> Tipo de datos -- tiene que guardar concordancia con la naturaleza de lo que se quiere guardar, tiene que tener el espacio suficiente.<text:line-break/> varchar hace un uso optimo del guardado, te toma la cantidad de cararcteres que se utilizaron, pero es menos rapido que el char.<text:line-break/> Bit - guarda un booleano<text:line-break/> Columnas Especiales -- Las Calculadas no ocupan espacio en disco<text:line-break/> Diseño de una base de datos<text:line-break/> Modelo de bases relacionales - Tuplas, son un par de campos que ilustran la relacion entre una tabla y otra<text:line-break/> Introduccion --<text:line-break/> Entidad y atributos - Entidades por lo gral son los sustantivos<text:line-break/> Relaciones - Son los verbos<text:line-break/>Propiedades de una relacion -<text:line-break/>Diseño Fisico de la base de datos -&gt; NO lo desarrolla el tema<text:line-break/>Diagrama entidad relacion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09:06:46.202322606</meta:creation-date>
    <dc:date>2021-04-02T09:07:35.717115292</dc:date>
    <meta:editing-duration>PT50S</meta:editing-duration>
    <meta:editing-cycles>1</meta:editing-cycles>
    <meta:document-statistic meta:table-count="0" meta:image-count="0" meta:object-count="0" meta:page-count="1" meta:paragraph-count="1" meta:word-count="141" meta:character-count="809" meta:non-whitespace-character-count="658"/>
    <meta:generator>LibreOffice/6.4.6.2$Linux_X86_64 LibreOffice_project/40$Build-2</meta:generator>
  </office:meta>
</office:document-meta>
</file>